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" svg:font-family="Helvetic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color="#373737" loext:opacity="100%" style:font-name="inherit" fo:font-size="15pt" fo:font-weight="bold" style:font-name-asian="Times New Roman" style:font-size-asian="15pt" style:language-asian="fr" style:country-asian="FR" style:font-weight-asian="bold" style:font-name-complex="Helvetica" style:font-size-complex="15pt"/>
    </style:style>
    <style:style style:name="P2" style:family="paragraph" style:parent-style-name="Standard" style:list-style-name="WWNum1">
      <loext:graphic-properties draw:fill="solid" draw:fill-color="#fdfdfd"/>
      <style:paragraph-properties fo:margin-left="1.058cm" fo:margin-right="0cm" fo:margin-top="0cm" fo:margin-bottom="0cm" style:contextual-spacing="false" fo:line-height="100%" fo:text-indent="-0.635cm" style:auto-text-indent="false" fo:background-color="#fdfdfd" style:vertical-align="baseline"/>
    </style:style>
    <style:style style:name="P3" style:family="paragraph" style:parent-style-name="Standard" style:list-style-name="WWNum1">
      <loext:graphic-properties draw:fill="solid" draw:fill-color="#fdfdfd"/>
      <style:paragraph-properties fo:margin-left="1.058cm" fo:margin-right="0cm" fo:margin-top="0cm" fo:margin-bottom="0cm" style:contextual-spacing="false" fo:line-height="100%" fo:text-indent="-0.635cm" style:auto-text-indent="false" fo:background-color="#fdfdfd" style:vertical-align="baseline"/>
      <style:text-properties fo:font-weight="normal" style:font-weight-asian="normal" style:font-weight-complex="normal"/>
    </style:style>
    <style:style style:name="P4" style:family="paragraph" style:parent-style-name="Standard">
      <loext:graphic-properties draw:fill="solid" draw:fill-color="#fdfdfd"/>
      <style:paragraph-properties fo:margin-top="0cm" fo:margin-bottom="0cm" style:contextual-spacing="false" fo:line-height="100%" fo:background-color="#fdfdfd" style:vertical-align="baseline"/>
      <style:text-properties fo:color="#373737" loext:opacity="100%" style:font-name="inherit" fo:font-size="15pt" fo:font-weight="bold" style:font-name-asian="Times New Roman" style:font-size-asian="15pt" style:language-asian="fr" style:country-asian="FR" style:font-weight-asian="bold" style:font-name-complex="Helvetica" style:font-size-complex="15pt"/>
    </style:style>
    <style:style style:name="P5" style:family="paragraph" style:parent-style-name="Standard">
      <loext:graphic-properties draw:fill="solid" draw:fill-color="#fdfdfd"/>
      <style:paragraph-properties fo:margin-top="0cm" fo:margin-bottom="0cm" style:contextual-spacing="false" fo:line-height="100%" fo:background-color="#fdfdfd" style:vertical-align="baseline"/>
      <style:text-properties fo:color="#373737" loext:opacity="100%" style:font-name="inherit" fo:font-size="15pt" fo:font-weight="normal" style:font-name-asian="Times New Roman" style:font-size-asian="15pt" style:language-asian="fr" style:country-asian="FR" style:font-weight-asian="normal" style:font-name-complex="Helvetica" style:font-size-complex="15pt" style:font-weight-complex="normal"/>
    </style:style>
    <style:style style:name="P6" style:family="paragraph" style:parent-style-name="Standard" style:list-style-name="WWNum1">
      <loext:graphic-properties draw:fill="solid" draw:fill-color="#fdfdfd"/>
      <style:paragraph-properties fo:margin-left="0cm" fo:margin-right="0cm" fo:margin-top="0cm" fo:margin-bottom="0cm" style:contextual-spacing="false" fo:line-height="100%" fo:text-indent="0cm" style:auto-text-indent="false" fo:background-color="#fdfdfd" style:vertical-align="baseline"/>
    </style:style>
    <style:style style:name="P7" style:family="paragraph" style:parent-style-name="Standard" style:list-style-name="WWNum1">
      <loext:graphic-properties draw:fill="solid" draw:fill-color="#fdfdfd"/>
      <style:paragraph-properties fo:margin-left="0cm" fo:margin-right="0cm" fo:margin-top="0cm" fo:margin-bottom="0cm" style:contextual-spacing="false" fo:line-height="100%" fo:text-indent="0cm" style:auto-text-indent="false" fo:background-color="#fdfdfd" style:vertical-align="baseline"/>
      <style:text-properties fo:font-weight="normal" style:font-weight-asian="normal" style:font-weight-complex="normal"/>
    </style:style>
    <style:style style:name="T1" style:family="text">
      <style:text-properties fo:color="#373737" loext:opacity="100%" style:font-name="inherit" fo:font-size="15pt" fo:font-weight="bold" style:font-name-asian="Times New Roman" style:font-size-asian="15pt" style:language-asian="fr" style:country-asian="FR" style:font-weight-asian="bold" style:font-name-complex="Helvetica" style:font-size-complex="15pt"/>
    </style:style>
    <style:style style:name="T2" style:family="text">
      <style:text-properties fo:color="#373737" loext:opacity="100%" style:font-name="inherit" fo:font-size="15pt" style:font-name-asian="Times New Roman" style:font-size-asian="15pt" style:language-asian="fr" style:country-asian="FR" style:font-name-complex="Helvetica" style:font-size-complex="15pt"/>
    </style:style>
    <style:style style:name="T3" style:family="text">
      <style:text-properties fo:color="#373737" loext:opacity="100%" style:font-name="inherit" fo:font-size="15pt" fo:font-weight="normal" style:font-name-asian="Times New Roman" style:font-size-asian="15pt" style:language-asian="fr" style:country-asian="FR" style:font-weight-asian="normal" style:font-name-complex="Helvetica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78972270" text:style-name="WWNum1">
        <text:list-item>
          <text:p text:style-name="P2"><text:span text:style-name="T1">Obtenir la liste des 10 villes les plus peuplées en 2012</text:span></text:p>
        </text:list-item>
      </text:list>
      <text:p text:style-name="P5">USE france_tp;<text:line-break/>SELECT ville_nom from villes_france_free<text:line-break/>ORDER BY ville_population_2012 DESC<text:line-break/>LIMIT 10</text:p>
      <text:p text:style-name="P4"/>
      <text:list xml:id="list162334903597860" text:continue-numbering="true" text:style-name="WWNum1">
        <text:list-item>
          <text:p text:style-name="P2"><text:span text:style-name="T1">Obtenir la liste des 50 villes ayant la plus faible superficie</text:span></text:p>
        </text:list-item>
      </text:list>
      <text:p text:style-name="P5">USE france_tp;<text:line-break/>SELECT ville_nom from villes_france_free<text:line-break/>ORDER BY ville_surface<text:line-break/>LIMIT 50</text:p>
      <text:p text:style-name="P5"/>
      <text:list xml:id="list162334552754853" text:continue-numbering="true" text:style-name="WWNum1">
        <text:list-item>
          <text:p text:style-name="P2"><text:span text:style-name="T1">Obtenir la liste des départements d’outres-mer, c’est-à-dire ceux dont le numéro de département commencent par “97”</text:span></text:p>
          <text:p text:style-name="P7"><text:span text:style-name="T2">USE france_tp;<text:line-break/>SELECT ville_nom from villes_france_free<text:line-break/>WHERE ville_departement LIKE "97%"<text:line-break/>ORDER BY ville_departement</text:span></text:p>
          <text:p text:style-name="P6"/>
        </text:list-item>
      </text:list>
      <text:p text:style-name="P4"><text:bookmark text:name="_GoBack"/></text:p>
      <text:list xml:id="list162335121754887" text:continue-numbering="true" text:style-name="WWNum1">
        <text:list-item>
          <text:p text:style-name="P2"><text:span text:style-name="T1">Obtenir le nom des 10 villes les plus peuplées en 2012, ainsi que le nom du département associé</text:span></text:p>
          <text:p text:style-name="P3"><text:span text:style-name="T2">USE france_tp;<text:line-break/>SELECT ville_nom, ville_departement from villes_france_free<text:line-break/>ORDER BY ville_population_2012 DESC<text:line-break/>LIMIT 10</text:span></text:p>
        </text:list-item>
      </text:list>
      <text:p text:style-name="P4"/>
      <text:list xml:id="list162335163374090" text:continue-numbering="true" text:style-name="WWNum1">
        <text:list-item>
          <text:p text:style-name="P2"><text:span text:style-name="T1">Obtenir la liste du nom de chaque département, associé à son code et du nombre de commune au sein de ces département, en triant afin d’obtenir en priorité les départements qui possèdent le plus de communes</text:span></text:p>
          <text:p text:style-name="P3"><text:span text:style-name="T2">USE france_tp;<text:line-break/>SELECT departement_code, departement_nom, COUNT(ville_nom) AS totalVille from departement<text:line-break/>INNER JOIN villes_france_free ON departement_code = ville_departement<text:line-break/>GROUP BY departement_code<text:line-break/>ORDER BY totalVille DESC</text:span></text:p>
        </text:list-item>
      </text:list>
      <text:p text:style-name="P4"><text:soft-page-break/></text:p>
      <text:list xml:id="list162334017728465" text:continue-numbering="true" text:style-name="WWNum1">
        <text:list-item>
          <text:p text:style-name="P2"><text:span text:style-name="T1">Obtenir la liste des 10 plus grands départements, en terme de superficie<text:line-break/></text:span><text:span text:style-name="T3">USE france_tp;<text:line-break/>SELECT departement_code, departement_nom, round(SUM(ville_surface)) AS totalSuperficie from departement<text:line-break/>INNER JOIN villes_france_free ON departement_code = ville_departement<text:line-break/>GROUP BY departement_code<text:line-break/>ORDER BY totalSuperficie DESC<text:line-break/>LIMIT 10</text:span></text:p>
        </text:list-item>
      </text:list>
      <text:p text:style-name="P1"/>
      <text:p text:style-name="P4"/>
      <text:list xml:id="list162334129206401" text:continue-numbering="true" text:style-name="WWNum1">
        <text:list-item>
          <text:p text:style-name="P2"><text:span text:style-name="T1">Compter le nombre de villes dont le nom commence par “Saint”<text:line-break/></text:span><text:span text:style-name="T3">USE france_tp;<text:line-break/>SELECT COUNT(ville_nom) FROM villes_france_free<text:line-break/>WHERE ville_nom LIKE "Saint%"</text:span></text:p>
        </text:list-item>
      </text:list>
      <text:p text:style-name="P4"/>
      <text:list xml:id="list162333826017922" text:continue-numbering="true" text:style-name="WWNum1">
        <text:list-item>
          <text:p text:style-name="P2"><text:span text:style-name="T1">Obtenir la liste des villes qui ont un nom existants plusieurs fois, et trier afin d’obtenir en premier celles dont le nom est le plus souvent utilisé par plusieurs communes</text:span></text:p>
        </text:list-item>
      </text:list>
      <text:p text:style-name="P1"/>
      <text:p text:style-name="P4"/>
      <text:list xml:id="list162335561954671" text:continue-numbering="true" text:style-name="WWNum1">
        <text:list-item>
          <text:p text:style-name="P2"><text:span text:style-name="T1">Obtenir en une seule requête SQL la liste des villes dont la superficie est supérieur à la superficie moyenne</text:span></text:p>
        </text:list-item>
      </text:list>
      <text:p text:style-name="P4"/>
      <text:list xml:id="list162334583098382" text:continue-numbering="true" text:style-name="WWNum1">
        <text:list-item>
          <text:p text:style-name="P2"><text:span text:style-name="T1">Obtenir la liste des départements qui possèdent plus de 2 millions d’habitants</text:span></text:p>
        </text:list-item>
      </text:list>
      <text:p text:style-name="P1"/>
      <text:p text:style-name="P4"/>
      <text:list xml:id="list162333722222533" text:continue-numbering="true" text:style-name="WWNum1">
        <text:list-item>
          <text:p text:style-name="P2"><text:span text:style-name="T1">Remplacez les tirets par un espace vide, pour toutes les villes commençant par “SAINT-” (dans la colonne qui contient les noms en majuscule)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" svg:font-family="Helvetic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BAILLY</meta:initial-creator>
    <meta:editing-cycles>2</meta:editing-cycles>
    <meta:creation-date>2021-06-18T11:59:00</meta:creation-date>
    <dc:date>2021-06-18T16:23:33.364000000</dc:date>
    <meta:editing-duration>PT4M13S</meta:editing-duration>
    <meta:generator>LibreOffice/7.1.4.2$Windows_X86_64 LibreOffice_project/a529a4fab45b75fefc5b6226684193eb000654f6</meta:generator>
    <meta:document-statistic meta:table-count="0" meta:image-count="0" meta:object-count="0" meta:page-count="2" meta:paragraph-count="16" meta:word-count="319" meta:character-count="2184" meta:non-whitespace-character-count="1892"/>
    <meta:user-defined meta:name="AppVersion">16.0000</meta:user-defined>
    <meta:template xlink:type="simple" xlink:actuate="onRequest" xlink:title="Normal.dotm" xlink:href=""/>
  </office:meta>
</office:document-meta>
</file>